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fo:language="ru" fo:country="RU" fo:font-weight="bold" officeooo:rsid="0000d39f" officeooo:paragraph-rsid="0000d39f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language="ru" fo:country="RU" officeooo:rsid="0000d39f" officeooo:paragraph-rsid="0000d39f" style:font-size-asian="10pt" style:font-size-complex="10p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pt" fo:language="ru" fo:country="RU" officeooo:rsid="0000d39f" officeooo:paragraph-rsid="0000d39f" style:font-size-asian="10pt" style:font-size-complex="10p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pt" fo:language="ru" fo:country="RU" officeooo:rsid="00011ec6" officeooo:paragraph-rsid="00011ec6" style:font-size-asian="10pt" style:font-size-complex="10p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pt" fo:language="ru" fo:country="RU" officeooo:rsid="00011ec6" officeooo:paragraph-rsid="00028122" style:font-size-asian="10pt" style:font-size-complex="10pt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pt" fo:language="ru" fo:country="RU" officeooo:rsid="00011ec6" officeooo:paragraph-rsid="0003cbce" style:font-size-asian="10pt" style:font-size-complex="10p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pt" fo:language="ru" fo:country="RU" fo:font-weight="bold" officeooo:rsid="0000d39f" officeooo:paragraph-rsid="0000d39f" style:font-size-asian="10pt" style:font-weight-asian="bold" style:font-size-complex="10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pt" fo:language="ru" fo:country="RU" fo:font-weight="bold" officeooo:rsid="00011ec6" officeooo:paragraph-rsid="00011ec6" style:font-size-asian="10pt" style:font-weight-asian="bold" style:font-size-complex="10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pt" fo:language="ru" fo:country="RU" fo:font-weight="bold" officeooo:rsid="00011ec6" officeooo:paragraph-rsid="00028122" style:font-size-asian="10pt" style:font-weight-asian="bold" style:font-size-complex="10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0pt" fo:language="ru" fo:country="RU" fo:font-weight="bold" officeooo:rsid="00011ec6" officeooo:paragraph-rsid="0003cbce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8122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028122" style:font-weight-asian="bold" style:font-weight-complex="bold"/>
    </style:style>
    <style:style style:name="T5" style:family="text">
      <style:text-properties officeooo:rsid="00011ec6"/>
    </style:style>
    <style:style style:name="T6" style:family="text">
      <style:text-properties officeooo:rsid="00028122"/>
    </style:style>
    <style:style style:name="T7" style:family="text">
      <style:text-properties officeooo:rsid="0003cbc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11ec6" style:font-weight-asian="bold" style:font-weight-complex="bold"/>
    </style:style>
    <style:style style:name="T10" style:family="text">
      <style:text-properties fo:font-weight="bold" officeooo:rsid="0003cbce" style:font-weight-asian="bold" style:font-weight-complex="bold"/>
    </style:style>
    <style:style style:name="T11" style:family="text">
      <style:text-properties fo:font-weight="bold" officeooo:rsid="00028122" style:font-weight-asian="bold" style:font-weight-complex="bold"/>
    </style:style>
    <style:style style:name="T12" style:family="text">
      <style:text-properties fo:font-weight="normal" officeooo:rsid="0003cbce" style:font-weight-asian="normal" style:font-weight-complex="normal"/>
    </style:style>
    <style:style style:name="T13" style:family="text">
      <style:text-properties officeooo:rsid="0004a2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<text:span text:style-name="T7">1. </text:span>Функциональная пригодность</text:p>
      <text:p text:style-name="P2"><text:tab/><text:span text:style-name="T8">Функциональная полнота.</text:span> Программа находит все действительные корни квадратного уравнения или сообщает, что таковых нет.</text:p>
      <text:p text:style-name="P3"><text:span text:style-name="T8"><text:tab/>Функциональная корректность. </text:span>Вычисления выполняются по аналитическим формулам с двойной машинной точностью.</text:p>
      <text:p text:style-name="P3"><text:span text:style-name="T8"><text:tab/>Функциональная целесообразность. </text:span>Расчет производится по предельно простым формулам с привлечением предельно простыми средств. Решение задачи требует от пользователя лишь указания коэффициентов уравнения.</text:p>
      <text:p text:style-name="P3"/>
      <text:p text:style-name="P7"><text:span text:style-name="T7">2. </text:span>Уровень производительности</text:p>
      <text:p text:style-name="P3"><text:tab/><text:span text:style-name="T8">Временные характеристики. </text:span>Алгоритм решения задачи опирается лишь на элементарные математические операции и операцию взятия квадратного корня, которые на современном оборудовании производятся практически мгновенно. Программа наделена лишь текстовым интерфейсом и не расходует время на инициализацию графического режима.</text:p>
      <text:p text:style-name="P3"><text:tab/><text:span text:style-name="T9">И</text:span><text:span text:style-name="T8">спользование ресурсов. </text:span><text:span text:style-name="T5">Потребление памяти минимально и не зависит от вводимых пользователем данных.</text:span></text:p>
      <text:p text:style-name="P4"><text:tab/><text:span text:style-name="T8">Потенциальные возможности. </text:span>–</text:p>
      <text:p text:style-name="P4"/>
      <text:p text:style-name="P8"><text:span text:style-name="T7">3. </text:span>Совместимость</text:p>
      <text:p text:style-name="P4"><text:span text:style-name="T8"><text:tab/>Сосуществование.</text:span> Не влияет на стабильность <text:span text:style-name="T7">импортирующей библиотеку программы,</text:span> ОС <text:span text:style-name="T1">Windows </text:span><text:span text:style-name="T7">и</text:span><text:span text:style-name="T1"> </text:span>работающих в ней <text:span text:style-name="T7">сторонних </text:span>программ.</text:p>
      <text:p text:style-name="P4"><text:span text:style-name="T8"><text:tab/>Функциональная совместимость. </text:span>–</text:p>
      <text:p text:style-name="P4"/>
      <text:p text:style-name="P8"><text:span text:style-name="T7">4. </text:span>Удобство использования</text:p>
      <text:p text:style-name="P4"><text:tab/><text:span text:style-name="T8">Определимость пригодности. </text:span>Максимальная. <text:span text:style-name="T7">Интерфейс программы – интерфейс единственной ее функции.</text:span></text:p>
      <text:p text:style-name="P4"><text:tab/><text:span text:style-name="T8">Изучаемость. </text:span>Максимальная <text:span text:style-name="T7">(см. выше).</text:span></text:p>
      <text:p text:style-name="P4"><text:span text:style-name="T8"><text:tab/>Управляемость </text:span>–</text:p>
      <text:p text:style-name="P4"><text:span text:style-name="T8"><text:tab/>Защищенность от ошибки пользователя. </text:span>Максимальная. <text:span text:style-name="T7">Программа корректно обрабатывает любые входные данные, которые возможно ей передать.</text:span></text:p>
      <text:p text:style-name="P4"><text:span text:style-name="T8"><text:tab/>Эстетика пользовательского интерфейса. </text:span><text:span text:style-name="T12">Заголовочный файл с декларацией интерфейса функции решения квадратного уравнения.</text:span></text:p>
      <text:p text:style-name="P4"><text:span text:style-name="T8"><text:tab/>Доступность. </text:span>Максимальная</text:p>
      <text:p text:style-name="P4"/>
      <text:p text:style-name="P8"><text:span text:style-name="T7">5. </text:span>Надежность</text:p>
      <text:p text:style-name="P4"><text:tab/><text:span text:style-name="T8">Завершенность. </text:span><text:span text:style-name="T12">Исчерпывающая </text:span><text:span text:style-name="T7">валидация входных данных.</text:span></text:p>
      <text:p text:style-name="P4"><text:tab/><text:span text:style-name="T8">Готовность.</text:span> Полная <text:span text:style-name="T7">(см. выше).</text:span></text:p>
      <text:p text:style-name="P4"><text:span text:style-name="T8"><text:tab/>Отказоустойчивость. </text:span>Определяется отказоустойчивостью ОС <text:span text:style-name="T1">Windows.</text:span></text:p>
      <text:p text:style-name="P4"><text:span text:style-name="T1"><text:tab/></text:span><text:span text:style-name="T3">Восстанавливаемость.</text:span><text:span text:style-name="T1"> </text:span><text:span text:style-name="T7">Не хранит глобального состояния.</text:span></text:p>
      <text:p text:style-name="P4"/>
      <text:p text:style-name="P8"><text:span text:style-name="T7">6. </text:span><text:span text:style-name="T1">Защита, защищенность</text:span></text:p>
      <text:p text:style-name="P4"><text:span text:style-name="T1"><text:tab/></text:span><text:span text:style-name="T4">К</text:span><text:span text:style-name="T3">онфиденциальность. </text:span><text:span text:style-name="T1">–</text:span></text:p>
      <text:p text:style-name="P4"><text:span text:style-name="T3"><text:tab/></text:span><text:span text:style-name="T4">Ц</text:span><text:span text:style-name="T3">елостность. </text:span><text:span text:style-name="T2">Н</text:span><text:span text:style-name="T6">е отслеживается</text:span></text:p>
      <text:p text:style-name="P5"><text:span text:style-name="T4"><text:tab/>Н</text:span><text:span text:style-name="T3">еподдельность. </text:span><text:span text:style-name="T6">Отсутствует</text:span></text:p>
      <text:p text:style-name="P5"><text:span text:style-name="T8"><text:tab/></text:span><text:span text:style-name="T11">О</text:span><text:span text:style-name="T8">тслеживаемость. </text:span><text:span text:style-name="T6">Отсутствует</text:span></text:p>
      <text:p text:style-name="P5"><text:span text:style-name="T8"><text:tab/></text:span><text:span text:style-name="T11">П</text:span><text:span text:style-name="T8">одлинность. </text:span><text:span text:style-name="T6">Не отслеживается</text:span></text:p>
      <text:p text:style-name="P5"/>
      <text:p text:style-name="P9"><text:span text:style-name="T7">7. С</text:span>опровождаемость, модифицируемость</text:p>
      <text:p text:style-name="P5"><text:span text:style-name="T8"><text:tab/></text:span><text:span text:style-name="T11">М</text:span><text:span text:style-name="T8">одульность. </text:span><text:span text:style-name="T6">Вся программа – монолитная </text:span><text:span text:style-name="T2">dll</text:span><text:span text:style-name="T6">. Исходный код представляется единственной функцией.</text:span></text:p>
      <text:p text:style-name="P5"><text:span text:style-name="T8"><text:tab/></text:span><text:span text:style-name="T11">В</text:span><text:span text:style-name="T8">озможность многократного использования. </text:span><text:span text:style-name="T12">Присутствует, к</text:span><text:span text:style-name="T6">ак и для любой динамической библиотеки</text:span></text:p>
      <text:p text:style-name="P5"><text:span text:style-name="T8"><text:tab/></text:span><text:span text:style-name="T11">А</text:span><text:span text:style-name="T8">нализируемость. </text:span><text:span text:style-name="T6">Максимальная (в силу минимального количества кода и его сосредоточения в единственной функции).</text:span></text:p>
      <text:p text:style-name="P5"><text:span text:style-name="T8"><text:tab/></text:span><text:span text:style-name="T11">М</text:span><text:span text:style-name="T8">одифицируемость. </text:span><text:span text:style-name="T6">Максимальная (см. выше).</text:span></text:p>
      <text:p text:style-name="P5"><text:span text:style-name="T11"><text:tab/>Т</text:span><text:span text:style-name="T8">естируемость. </text:span><text:span text:style-name="T6">Максимальная (отсутствие сторонних эффектов у функции решения квадратного уравнения; возврат кода ошибки)</text:span></text:p>
      <text:p text:style-name="P5"/>
      <text:p text:style-name="P10"><text:span text:style-name="T13">8. П</text:span>ереносимость, мобильность</text:p>
      <text:p text:style-name="P6"><text:span text:style-name="T8"><text:tab/></text:span><text:span text:style-name="T11">А</text:span><text:span text:style-name="T8">даптируе</text:span><text:span text:style-name="T11">мость. </text:span><text:span text:style-name="T6">Потенциально – полная (используются лишь функции стандартной библиотеки </text:span><text:span text:style-name="T2">C++</text:span><text:span text:style-name="T6">), но требует повторной сборки для целевой системы соответствующим компилятором.</text:span></text:p>
      <text:p text:style-name="P5"><text:span text:style-name="T8"><text:tab/></text:span><text:span text:style-name="T10">У</text:span><text:span text:style-name="T8">станавливаемость. </text:span><text:span text:style-name="T7">Динамическая библиотека. Не требует глобальной установки в системе.</text:span></text:p>
      <text:p text:style-name="P5"><text:span text:style-name="T8"><text:tab/></text:span><text:span text:style-name="T10">В</text:span><text:span text:style-name="T8">заимозаменяемость. </text:span><text:span text:style-name="T7">Полная (по функциональности). Отсутствует (по наличию стандартного внешнего интерфейса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58cm" fo:margin-bottom="0.88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2-15T17:29:42.599000000</dc:date>
    <meta:editing-duration>PT2M30S</meta:editing-duration>
    <meta:editing-cycles>1</meta:editing-cycles>
    <meta:document-statistic meta:table-count="0" meta:image-count="0" meta:object-count="0" meta:page-count="1" meta:paragraph-count="39" meta:word-count="297" meta:character-count="2858" meta:non-whitespace-character-count="2562"/>
  </office:meta>
</office:document-meta>
</file>